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561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4.5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4.789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7.765cm"/>
    </style:style>
    <style:style style:name="co22" style:family="table-column">
      <style:table-column-properties fo:break-before="auto" style:column-width="7.668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1.621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7.796cm"/>
    </style:style>
    <style:style style:name="co29" style:family="table-column">
      <style:table-column-properties fo:break-before="auto" style:column-width="4.951cm"/>
    </style:style>
    <style:style style:name="co30" style:family="table-column">
      <style:table-column-properties fo:break-before="auto" style:column-width="1.718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number-columns-repeated="3"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</table:table>
      <table:table table:name="basic_stats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table:number-columns-repeated="2" office:value-type="string">
            <text:p>spark-20120306.xml</text:p>
          </table:table-cell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table:style-name="ce1" office:value-type="string">
            <text:p>2012-03-06T13:31:22</text:p>
          </table:table-cell>
          <table:table-cell table:style-name="ce1" office:value-type="string">
            <text:p>2012-03-06 13:31:23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Misisng: Assumed Original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EUR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EUR)</text:p>
          </table:table-cell>
          <table:table-cell table:number-columns-repeated="3"/>
        </table:table-row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both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II Fractal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YUA 2011-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CCE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JCI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NUR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UMUTARA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PSF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BAC Zvecan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FPCCIA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CoE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BSCK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BWF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BSC Monrovia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STIKK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UM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IUG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REJA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COPED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AFAB 20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BTD CBM 2010-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EU RED Fractal 2010-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BCZ 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STIKK 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UM 20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ark-20120306.xml</text:p>
          </table:table-cell>
          <table:table-cell office:value-type="string">
            <text:p>NL-KVK-41213450-MFS II CoE 2012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25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Attribute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9" table:default-cell-style-name="Default"/>
        <table:table-column table:style-name="co13" table:default-cell-style-name="Default"/>
        <table:table-column table:style-name="co30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transactions</text:p>
          </table:table-cell>
          <table:table-cell table:number-columns-repeated="2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ansaction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54</dc:date>
    <dc:creator>david </dc:creator>
    <meta:editing-duration>PT00H01M06S</meta:editing-duration>
    <meta:editing-cycles>2</meta:editing-cycles>
    <meta:generator>OpenOffice.org/3.2$Unix OpenOffice.org_project/320m12$Build-9483</meta:generator>
    <meta:document-statistic meta:table-count="10" meta:cell-count="851" meta:object-count="0"/>
  </office:meta>
</office:document-meta>
</file>